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9cm" fo:min-width="0.197cm" fo:padding-top="0.02cm" fo:padding-bottom="0.02cm" fo:padding-left="0.04cm" fo:padding-right="0.04cm"/>
    </style:style>
    <style:style style:name="gr4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/>
    </style:style>
    <style:style style:name="gr5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/>
    </style:style>
    <style:style style:name="gr7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/>
    </style:style>
    <style:style style:name="gr10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/>
    </style:style>
    <style:style style:name="gr11" style:family="graphic" style:parent-style-name="standard">
      <style:graphic-properties svg:stroke-color="#800000" draw:fill-color="#ff0000" draw:textarea-horizontal-align="center" draw:textarea-vertical-align="middle"/>
    </style:style>
    <style:style style:name="gr12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/>
    </style:style>
    <style:style style:name="gr18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1.09cm" fo:padding-top="0cm" fo:padding-bottom="0cm" fo:padding-left="0cm" fo:padding-right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8cm" fo:min-width="0.5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0.5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607cm" fo:padding-top="0cm" fo:padding-bottom="0cm" fo:padding-left="0cm" fo:padding-right="0cm"/>
    </style:style>
    <style:style style:name="gr23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6cm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25" style:family="graphic" style:parent-style-name="standard">
      <style:graphic-properties svg:stroke-width="0cm" svg:stroke-color="#0000ff" draw:marker-start-width="0.265cm" draw:marker-end-width="0.265cm" draw:fill-color="#0000ff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width="0cm" svg:stroke-color="#e6e64c" draw:marker-start-width="0.265cm" draw:marker-end-width="0.265cm" draw:fill-color="#e6e64c" draw:textarea-horizontal-align="center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dash" draw:stroke-dash="Ultrafine_20_Dashed" draw:fill="none" draw:textarea-vertical-align="middle"/>
    </style:style>
    <style:style style:name="gr2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width="0.06cm" draw:marker-start-width="0.395cm" draw:marker-end-width="0.395cm" svg:stroke-linecap="round" draw:fill="none" draw:textarea-vertical-align="middle" fo:padding-top="0.155cm" fo:padding-bottom="0.155cm" fo:padding-left="0.28cm" fo:padding-right="0.28cm"/>
    </style:style>
    <style:style style:name="gr30" style:family="graphic" style:parent-style-name="objectwithoutfill">
      <style:graphic-properties svg:stroke-width="0.01cm" draw:marker-start-width="0.235cm" draw:marker-end-width="0.235cm" draw:fill="solid" draw:fill-color="#ffff00" draw:textarea-vertical-align="middle" fo:padding-top="0.13cm" fo:padding-bottom="0.13cm" fo:padding-left="0.255cm" fo:padding-right="0.255cm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32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33" style:family="graphic" style:parent-style-name="objectwithoutfill">
      <style:graphic-properties svg:stroke-width="0.05cm" draw:marker-start-width="0.37cm" draw:marker-end="Arrow" draw:marker-end-width="0.1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3cm"/>
    </style:style>
    <style:style style:name="gr35" style:family="graphic" style:parent-style-name="standard">
      <style:graphic-properties draw:stroke="none" svg:stroke-color="#00ff00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36" style:family="graphic" style:parent-style-name="objectwithoutfill">
      <style:graphic-properties svg:stroke-width="0.05cm" svg:stroke-color="#00ae00" draw:marker-start-width="0.37cm" draw:marker-end="Arrow" draw:marker-end-width="0.1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02cm" fo:padding-bottom="0.02cm" fo:padding-left="0.02cm" fo:padding-right="0.02cm"/>
    </style:style>
    <style:style style:name="gr38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0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42" style:family="graphic" style:parent-style-name="objectwithoutfill">
      <style:graphic-properties svg:stroke-width="0.03cm" svg:stroke-color="#b3b3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3" style:family="graphic" style:parent-style-name="objectwithoutfill">
      <style:graphic-properties svg:stroke-width="0.03cm" svg:stroke-color="#008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5cm" svg:stroke-color="#000000" draw:marker-start-width="0.36cm" draw:marker-end-width="0.36cm" draw:fill-color="#ffffff" draw:opacity="0%" draw:textarea-vertical-align="middl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justify"/>
    </style:style>
    <style:style style:name="P4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5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6" style:family="paragraph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P7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8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9" style:family="paragraph">
      <style:text-properties fo:color="#00ae00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10" style:family="paragraph">
      <style:text-properties fo:color="#000000" fo:font-size="6pt" fo:font-style="normal" fo:font-weight="bold" style:font-size-asian="10pt" style:font-style-asian="italic" style:font-size-complex="10pt" style:font-style-complex="italic"/>
    </style:style>
    <style:style style:name="P11" style:family="paragraph">
      <style:paragraph-properties fo:text-align="center"/>
      <style:text-properties fo:font-style="normal" fo:font-weight="bold"/>
    </style:style>
    <style:style style:name="P12" style:family="paragraph">
      <style:paragraph-properties fo:text-align="center"/>
      <style:text-properties fo:font-size="6pt"/>
    </style:style>
    <style:style style:name="P13" style:family="paragraph">
      <style:text-properties fo:font-size="6pt" fo:font-style="italic" fo:font-weight="normal" style:font-size-asian="6pt" style:font-size-complex="6pt"/>
    </style:style>
    <style:style style:name="P14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Segoe UI'" style:font-style-name="Standard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'Segoe UI'" style:font-style-name-asian="Standard" style:font-size-asian="6pt" style:font-family-complex="'Segoe UI'" style:font-style-name-complex="Standard" style:font-size-complex="6pt" style:text-scale="100%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Segoe UI'" style:font-style-name="Standard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Segoe UI'" style:font-style-name-asian="Standard" style:font-size-asian="6.69999980926514pt" style:font-family-complex="'Segoe UI'" style:font-style-name-complex="Standard" style:font-size-complex="6.69999980926514pt" style:text-scale="100%" style:text-overline-style="none" style:text-overline-color="font-color"/>
    </style:style>
    <style:style style:name="T8" style:family="text">
      <style:text-properties fo:color="#00ae00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9" style:family="text">
      <style:text-properties fo:color="#000000" fo:font-size="6pt" fo:font-style="normal" fo:font-weight="bold" style:font-size-asian="10pt" style:font-style-asian="italic" style:font-size-complex="10pt" style:font-style-complex="italic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letter-spacing="normal" fo:text-shadow="none" style:text-underline-style="none" style:text-underline-mode="continuous" style:text-overline-mode="continuous" style:text-line-through-mode="continuous" style:font-family-asian="ARIAL" style:font-family-generic-asian="swiss" style:font-pitch-asian="variable" style:font-family-complex="ARIAL" style:font-family-generic-complex="swiss" style:font-pitch-complex="variable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2cm" svg:y1="15.8cm" svg:x2="10.2cm" svg:y2="15.9cm">
          <text:p/>
        </draw:line>
        <draw:line draw:style-name="gr1" draw:text-style-name="P1" draw:layer="layout" svg:x1="9.8cm" svg:y1="15.7cm" svg:x2="9.8cm" svg:y2="15.9cm">
          <text:p/>
        </draw:line>
        <draw:frame draw:style-name="gr2" draw:layer="layout" svg:width="8.7cm" svg:height="0.3cm" svg:x="2.1cm" svg:y="28.3cm">
          <draw:text-box>
            <text:p><text:file-name text:display="full">G:\!Privat3\Eisenbahn\n_RW_5V\odg\RW_5V_Supply_Overview_241111.odg</text:file-name></text:p>
          </draw:text-box>
        </draw:frame>
        <draw:frame draw:style-name="gr3" draw:text-style-name="P2" draw:layer="layout" svg:width="2cm" svg:height="0.34cm" svg:x="9.7cm" svg:y="19.479cm">
          <draw:text-box>
            <text:p><text:span text:style-name="T1">Disconnectable Track</text:span></text:p>
          </draw:text-box>
        </draw:frame>
        <draw:polygon draw:style-name="gr4" draw:text-style-name="P1" draw:layer="layout" svg:width="1.399cm" svg:height="0.399cm" svg:x="7.9cm" svg:y="20cm" svg:viewBox="0 0 1400 400" draw:points="1400,400 1400,0 0,0 0,400">
          <text:p/>
        </draw:polygon>
        <draw:line draw:style-name="gr5" draw:text-style-name="P1" draw:layer="layout" svg:x1="9.3cm" svg:y1="20.3cm" svg:x2="7.9cm" svg:y2="20.3cm">
          <text:p/>
        </draw:line>
        <draw:line draw:style-name="gr5" draw:text-style-name="P1" draw:layer="layout" svg:x1="9.3cm" svg:y1="20.1cm" svg:x2="7.9cm" svg:y2="20.1cm">
          <text:p/>
        </draw:line>
        <draw:g>
          <draw:polygon draw:style-name="gr6" draw:text-style-name="P1" draw:layer="layout" svg:width="1.599cm" svg:height="0.799cm" svg:x="9.4cm" svg:y="14.8cm" svg:viewBox="0 0 1600 800" draw:points="1600,400 1500,0 0,400 0,800">
            <text:p/>
          </draw:polygon>
          <draw:polygon draw:style-name="gr7" draw:text-style-name="P1" draw:layer="layout" svg:width="1.349cm" svg:height="0.199cm" svg:x="9.5cm" svg:y="15.6cm" svg:viewBox="0 0 1350 200" draw:points="0,0 0,132 415,198 936,200 1350,101 1350,0">
            <text:p/>
          </draw:polygon>
          <draw:rect draw:style-name="gr8" draw:text-style-name="P1" draw:layer="layout" svg:width="0.302cm" svg:height="0.096cm" svg:x="10.319cm" svg:y="15.635cm">
            <text:p/>
          </draw:rect>
          <draw:g>
            <draw:polygon draw:style-name="gr4" draw:text-style-name="P1" draw:layer="layout" svg:width="1.999cm" svg:height="0.399cm" svg:x="9cm" svg:y="15.2cm" svg:viewBox="0 0 2000 400" draw:points="2000,400 2000,0 0,0 1,400">
              <text:p/>
            </draw:polygon>
            <draw:line draw:style-name="gr5" draw:text-style-name="P1" draw:layer="layout" svg:x1="11cm" svg:y1="15.5cm" svg:x2="9cm" svg:y2="15.5cm">
              <text:p/>
            </draw:line>
            <draw:line draw:style-name="gr5" draw:text-style-name="P1" draw:layer="layout" svg:x1="11cm" svg:y1="15.3cm" svg:x2="9cm" svg:y2="15.3cm">
              <text:p/>
            </draw:line>
          </draw:g>
          <draw:line draw:style-name="gr5" draw:text-style-name="P1" draw:layer="layout" svg:x1="10.926cm" svg:y1="14.904cm" svg:x2="9.5cm" svg:y2="15.3cm">
            <text:p/>
          </draw:line>
          <draw:line draw:style-name="gr5" draw:text-style-name="P1" draw:layer="layout" svg:x1="10.975cm" svg:y1="15.098cm" svg:x2="9.5cm" svg:y2="15.5cm">
            <text:p/>
          </draw:line>
        </draw:g>
        <draw:polygon draw:style-name="gr4" draw:text-style-name="P3" draw:layer="layout" svg:width="3.099cm" svg:height="0.399cm" svg:x="5.9cm" svg:y="15.2cm" svg:viewBox="0 0 3100 400" draw:points="3100,400 3100,0 0,0 3,400">
          <text:p/>
        </draw:polygon>
        <draw:circle draw:style-name="gr9" draw:text-style-name="P1" draw:layer="layout" svg:width="-0.1cm" svg:height="-0.1cm" svg:x="6.55cm" svg:y="15.35cm">
          <text:p/>
        </draw:circle>
        <draw:circle draw:style-name="gr10" draw:text-style-name="P1" draw:layer="layout" svg:width="-0.1cm" svg:height="-0.1cm" svg:x="6.749cm" svg:y="15.55cm">
          <text:p/>
        </draw:circle>
        <draw:line draw:style-name="gr5" draw:text-style-name="P3" draw:layer="layout" svg:x1="9cm" svg:y1="15.3cm" svg:x2="5.9cm" svg:y2="15.3cm">
          <text:p/>
        </draw:line>
        <draw:line draw:style-name="gr5" draw:text-style-name="P3" draw:layer="layout" svg:x1="9cm" svg:y1="15.5cm" svg:x2="5.9cm" svg:y2="15.5cm">
          <text:p/>
        </draw:line>
        <draw:polygon draw:style-name="gr4" draw:text-style-name="P3" draw:layer="layout" svg:width="1.199cm" svg:height="0.399cm" svg:x="10.9cm" svg:y="20cm" svg:viewBox="0 0 1200 400" draw:points="1200,400 1200,0 0,0 1,400">
          <text:p/>
        </draw:polygon>
        <draw:line draw:style-name="gr5" draw:text-style-name="P3" draw:layer="layout" svg:x1="12.1cm" svg:y1="20.1cm" svg:x2="10.9cm" svg:y2="20.1cm">
          <text:p/>
        </draw:line>
        <draw:line draw:style-name="gr5" draw:text-style-name="P3" draw:layer="layout" svg:x1="12.1cm" svg:y1="20.3cm" svg:x2="10.9cm" svg:y2="20.3cm">
          <text:p/>
        </draw:line>
        <draw:rect draw:style-name="gr11" draw:text-style-name="P1" draw:layer="layout" svg:width="0.2cm" svg:height="0.1cm" svg:x="10.8cm" svg:y="20.05cm">
          <text:p/>
        </draw:rect>
        <draw:rect draw:style-name="gr11" draw:text-style-name="P1" draw:layer="layout" svg:width="0.2cm" svg:height="0.1cm" svg:x="10.8cm" svg:y="20.25cm">
          <text:p/>
        </draw:rect>
        <draw:line draw:style-name="gr1" draw:text-style-name="P1" draw:layer="layout" svg:x1="6.5cm" svg:y1="15.35cm" svg:x2="6.5cm" svg:y2="15.9cm">
          <text:p/>
        </draw:line>
        <draw:line draw:style-name="gr12" draw:text-style-name="P1" draw:layer="layout" svg:x1="6.7cm" svg:y1="15.55cm" svg:x2="6.7cm" svg:y2="15.9cm">
          <text:p/>
        </draw:line>
        <draw:circle draw:style-name="gr13" draw:text-style-name="P1" draw:layer="layout" svg:width="0.1cm" svg:height="0.1cm" svg:x="10.05cm" svg:y="20.7cm">
          <text:p/>
        </draw:circle>
        <draw:line draw:style-name="gr12" draw:text-style-name="P1" draw:layer="layout" svg:x1="10.3cm" svg:y1="20.35cm" svg:x2="10.3cm" svg:y2="20.7cm">
          <text:p/>
        </draw:line>
        <draw:line draw:style-name="gr1" draw:text-style-name="P1" draw:layer="layout" svg:x1="10.1cm" svg:y1="20.15cm" svg:x2="10.1cm" svg:y2="20.7cm">
          <text:p/>
        </draw:line>
        <draw:frame draw:style-name="gr3" draw:text-style-name="P2" draw:layer="layout" svg:width="1cm" svg:height="0.34cm" svg:x="7.9cm" svg:y="19.479cm">
          <draw:text-box>
            <text:p><text:span text:style-name="T1">Uncoupler</text:span></text:p>
          </draw:text-box>
        </draw:frame>
        <draw:circle draw:style-name="gr13" draw:text-style-name="P1" draw:layer="layout" svg:width="0.1cm" svg:height="0.1cm" svg:x="10.25cm" svg:y="20.7cm">
          <text:p/>
        </draw:circle>
        <draw:circle draw:style-name="gr13" draw:text-style-name="P1" draw:layer="layout" svg:width="0.1cm" svg:height="0.1cm" svg:x="6.65cm" svg:y="15.9cm">
          <text:p/>
        </draw:circle>
        <draw:circle draw:style-name="gr13" draw:text-style-name="P1" draw:layer="layout" svg:width="0.1cm" svg:height="0.1cm" svg:x="8.25cm" svg:y="20.7cm">
          <text:p/>
        </draw:circle>
        <draw:line draw:style-name="gr14" draw:text-style-name="P1" draw:layer="layout" svg:x1="8.5cm" svg:y1="20.2cm" svg:x2="8.5cm" svg:y2="20.7cm">
          <text:p/>
        </draw:line>
        <draw:line draw:style-name="gr15" draw:text-style-name="P1" draw:layer="layout" svg:x1="8.3cm" svg:y1="20.15cm" svg:x2="8.3cm" svg:y2="20.7cm">
          <text:p/>
        </draw:line>
        <draw:circle draw:style-name="gr13" draw:text-style-name="P1" draw:layer="layout" svg:width="0.1cm" svg:height="0.1cm" svg:x="8.45cm" svg:y="20.7cm">
          <text:p/>
        </draw:circle>
        <draw:rect draw:style-name="gr8" draw:text-style-name="P1" draw:layer="layout" svg:width="0.302cm" svg:height="0.096cm" svg:x="8.3cm" svg:y="20.15cm">
          <text:p/>
        </draw:rect>
        <draw:circle draw:style-name="gr13" draw:text-style-name="P1" draw:layer="layout" svg:width="0.1cm" svg:height="0.1cm" svg:x="9.95cm" svg:y="15.9cm">
          <text:p/>
        </draw:circle>
        <draw:circle draw:style-name="gr13" draw:text-style-name="P1" draw:layer="layout" svg:width="0.1cm" svg:height="0.1cm" svg:x="10.15cm" svg:y="15.9cm">
          <text:p/>
        </draw:circle>
        <draw:circle draw:style-name="gr13" draw:text-style-name="P1" draw:layer="layout" svg:width="0.1cm" svg:height="0.1cm" svg:x="9.75cm" svg:y="15.9cm">
          <text:p/>
        </draw:circle>
        <draw:line draw:style-name="gr16" draw:text-style-name="P1" draw:layer="layout" svg:x1="10cm" svg:y1="15.8cm" svg:x2="10cm" svg:y2="15.9cm">
          <text:p/>
        </draw:line>
        <draw:custom-shape draw:style-name="gr17" draw:text-style-name="P1" draw:layer="layout" svg:width="1.298cm" svg:height="0.6cm" svg:x="3.001cm" svg:y="20.9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0.7cm" svg:height="0.489cm" svg:x="3.3cm" svg:y="21cm">
          <draw:text-box>
            <text:p><text:span text:style-name="T2">Trafo</text:span></text:p>
          </draw:text-box>
        </draw:frame>
        <draw:line draw:style-name="gr19" draw:text-style-name="P1" draw:layer="layout" svg:x1="4.299cm" svg:y1="21.5cm" svg:x2="2.999cm" svg:y2="22.1cm">
          <text:p/>
        </draw:line>
        <draw:frame draw:style-name="gr20" draw:text-style-name="P5" draw:layer="layout" svg:width="0.552cm" svg:height="0.28cm" svg:x="3.149cm" svg:y="21.568cm">
          <draw:text-box>
            <text:p><text:span text:style-name="T3">230~</text:span></text:p>
          </draw:text-box>
        </draw:frame>
        <draw:frame draw:style-name="gr21" draw:text-style-name="P5" draw:layer="layout" svg:width="0.5cm" svg:height="0.5cm" svg:x="3.799cm" svg:y="21.75cm">
          <draw:text-box>
            <text:p><text:span text:style-name="T3">18V~</text:span></text:p>
            <text:p><text:span text:style-name="T3">2,9A</text:span></text:p>
          </draw:text-box>
        </draw:frame>
        <draw:custom-shape draw:style-name="gr17" draw:text-style-name="P1" draw:layer="layout" svg:width="1.298cm" svg:height="0.8cm" svg:x="3.001cm" svg:y="21.5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0.4cm" svg:height="0.25cm" svg:x="4.599cm" svg:y="21.85cm">
          <draw:text-box>
            <text:p><text:span text:style-name="T4">blau</text:span></text:p>
          </draw:text-box>
        </draw:frame>
        <draw:line draw:style-name="gr23" draw:text-style-name="P1" draw:layer="layout" svg:x1="4.299cm" svg:y1="21.8cm" svg:x2="5.199cm" svg:y2="21.8cm">
          <text:p/>
        </draw:line>
        <draw:frame draw:style-name="gr22" draw:text-style-name="P6" draw:layer="layout" svg:width="0.4cm" svg:height="0.25cm" svg:x="4.599cm" svg:y="21.55cm">
          <draw:text-box>
            <text:p><text:span text:style-name="T4">gelb</text:span></text:p>
          </draw:text-box>
        </draw:frame>
        <draw:polyline draw:style-name="gr14" draw:text-style-name="P1" draw:layer="layout" svg:width="4.199cm" svg:height="0.399cm" svg:x="4.3cm" svg:y="21.7cm" svg:viewBox="0 0 4200 400" draw:points="0,400 4200,400 4200,0">
          <text:p/>
        </draw:polyline>
        <draw:circle draw:style-name="gr13" draw:text-style-name="P1" draw:layer="layout" svg:width="0.1cm" svg:height="0.1cm" svg:x="6.65cm" svg:y="21.2cm">
          <text:p/>
        </draw:circle>
        <draw:circle draw:style-name="gr13" draw:text-style-name="P1" draw:layer="layout" svg:width="0.1cm" svg:height="0.1cm" svg:x="6.25cm" svg:y="21.2cm">
          <text:p/>
        </draw:circle>
        <draw:line draw:style-name="gr24" draw:text-style-name="P1" draw:layer="layout" svg:x1="6.5cm" svg:y1="21.6cm" svg:x2="6.5cm" svg:y2="21.2cm">
          <text:p/>
        </draw:line>
        <draw:circle draw:style-name="gr13" draw:text-style-name="P1" draw:layer="layout" svg:width="0.1cm" svg:height="0.1cm" svg:x="6.45cm" svg:y="21.6cm">
          <text:p/>
        </draw:circle>
        <draw:line draw:style-name="gr1" draw:text-style-name="P1" draw:layer="layout" svg:x1="10.2cm" svg:y1="16cm" svg:x2="10.2cm" svg:y2="16.6cm">
          <text:p/>
        </draw:line>
        <draw:line draw:style-name="gr1" draw:text-style-name="P1" draw:layer="layout" svg:x1="9.8cm" svg:y1="16cm" svg:x2="9.8cm" svg:y2="16.6cm">
          <text:p/>
        </draw:line>
        <draw:polyline draw:style-name="gr23" draw:text-style-name="P1" draw:layer="layout" svg:width="2.199cm" svg:height="0.099cm" svg:x="4.3cm" svg:y="21.7cm" svg:viewBox="0 0 2200 100" draw:points="0,100 2200,100 2200,0">
          <text:p/>
        </draw:polyline>
        <draw:line draw:style-name="gr16" draw:text-style-name="P1" draw:layer="layout" svg:x1="10cm" svg:y1="16cm" svg:x2="10cm" svg:y2="16.6cm">
          <text:p/>
        </draw:line>
        <draw:circle draw:style-name="gr25" draw:text-style-name="P1" draw:layer="layout" svg:width="0.1cm" svg:height="0.1cm" svg:x="5.75cm" svg:y="22.05cm">
          <text:p/>
        </draw:circle>
        <draw:circle draw:style-name="gr26" draw:text-style-name="P1" draw:layer="layout" svg:width="0.1cm" svg:height="0.1cm" svg:x="6.45cm" svg:y="21.75cm">
          <text:p/>
        </draw:circle>
        <draw:polyline draw:style-name="gr23" draw:text-style-name="P1" draw:layer="layout" svg:width="1.599cm" svg:height="0.099cm" svg:x="6.5cm" svg:y="21.7cm" svg:viewBox="0 0 1600 100" draw:points="0,100 1600,100 1600,0">
          <text:p/>
        </draw:polyline>
        <draw:line draw:style-name="gr14" draw:text-style-name="P1" draw:layer="layout" svg:x1="8.5cm" svg:y1="20.8cm" svg:x2="8.5cm" svg:y2="21.2cm">
          <text:p/>
        </draw:line>
        <draw:polyline draw:style-name="gr15" draw:text-style-name="P1" draw:layer="layout" svg:width="0.199cm" svg:height="0.399cm" svg:x="8.1cm" svg:y="20.8cm" svg:viewBox="0 0 200 400" draw:points="200,0 200,200 0,200 0,400">
          <text:p/>
        </draw:polyline>
        <draw:g>
          <draw:line draw:style-name="gr27" draw:text-style-name="P1" draw:layer="layout" svg:x1="7.6cm" svg:y1="21.4cm" svg:x2="8.4cm" svg:y2="21.4cm">
            <text:p/>
          </draw:line>
          <draw:line draw:style-name="gr28" draw:text-style-name="P1" draw:layer="layout" svg:x1="7.6cm" svg:y1="21.3cm" svg:x2="7.6cm" svg:y2="21.5cm">
            <text:p/>
          </draw:line>
          <draw:line draw:style-name="gr29" draw:text-style-name="P1" draw:layer="layout" svg:x1="8.37cm" svg:y1="21.6cm" svg:x2="8.37cm" svg:y2="21.2cm">
            <text:p/>
          </draw:line>
          <draw:line draw:style-name="gr29" draw:text-style-name="P1" draw:layer="layout" svg:x1="7.97cm" svg:y1="21.6cm" svg:x2="7.97cm" svg:y2="21.2cm">
            <text:p/>
          </draw:line>
          <draw:circle draw:style-name="gr13" draw:text-style-name="P1" draw:layer="layout" svg:width="0.1cm" svg:height="0.1cm" svg:x="8.05cm" svg:y="21.183cm">
            <text:p/>
          </draw:circle>
          <draw:circle draw:style-name="gr13" draw:text-style-name="P1" draw:layer="layout" svg:width="0.1cm" svg:height="0.1cm" svg:x="8.05cm" svg:y="21.583cm">
            <text:p/>
          </draw:circle>
          <draw:circle draw:style-name="gr13" draw:text-style-name="P1" draw:layer="layout" svg:width="0.1cm" svg:height="0.1cm" svg:x="8.45cm" svg:y="21.583cm">
            <text:p/>
          </draw:circle>
          <draw:circle draw:style-name="gr13" draw:text-style-name="P1" draw:layer="layout" svg:width="0.1cm" svg:height="0.1cm" svg:x="8.45cm" svg:y="21.183cm">
            <text:p/>
          </draw:circle>
        </draw:g>
        <draw:line draw:style-name="gr24" draw:text-style-name="P1" draw:layer="layout" svg:x1="10.65cm" svg:y1="21.4cm" svg:x2="10.95cm" svg:y2="21.25cm">
          <text:p/>
        </draw:line>
        <draw:circle draw:style-name="gr13" draw:text-style-name="P1" draw:layer="layout" svg:width="0.1cm" svg:height="0.1cm" svg:x="10.9cm" svg:y="21.35cm">
          <text:p/>
        </draw:circle>
        <draw:circle draw:style-name="gr13" draw:text-style-name="P3" draw:layer="layout" svg:width="0.1cm" svg:height="0.1cm" svg:x="10.6cm" svg:y="21.35cm">
          <text:p/>
        </draw:circle>
        <draw:circle draw:style-name="gr13" draw:text-style-name="P3" draw:layer="layout" svg:width="0.1cm" svg:height="0.1cm" svg:x="10.9cm" svg:y="21.65cm">
          <text:p/>
        </draw:circle>
        <draw:line draw:style-name="gr24" draw:text-style-name="P1" draw:layer="layout" svg:x1="10.65cm" svg:y1="21.7cm" svg:x2="10.95cm" svg:y2="21.55cm">
          <text:p/>
        </draw:line>
        <draw:circle draw:style-name="gr13" draw:text-style-name="P3" draw:layer="layout" svg:width="0.1cm" svg:height="0.1cm" svg:x="10.6cm" svg:y="21.65cm">
          <text:p/>
        </draw:circle>
        <draw:line draw:style-name="gr27" draw:text-style-name="P1" draw:layer="layout" svg:x1="10.8cm" svg:y1="21.3cm" svg:x2="10.8cm" svg:y2="21.6cm">
          <text:p/>
        </draw:line>
        <draw:polyline draw:style-name="gr12" draw:text-style-name="P1" draw:layer="layout" svg:width="0.299cm" svg:height="0.599cm" svg:x="10.3cm" svg:y="20.8cm" svg:viewBox="0 0 300 600" draw:points="300,600 0,600 0,0">
          <text:p/>
        </draw:polyline>
        <draw:circle draw:style-name="gr13" draw:text-style-name="P1" draw:layer="layout" svg:width="0.1cm" svg:height="0.1cm" svg:x="6.45cm" svg:y="15.9cm">
          <text:p/>
        </draw:circle>
        <draw:polyline draw:style-name="gr12" draw:text-style-name="P1" draw:layer="layout" svg:width="0.499cm" svg:height="0.599cm" svg:x="11cm" svg:y="20.8cm" svg:viewBox="0 0 500 600" draw:points="0,600 500,600 500,0">
          <text:p/>
        </draw:polyline>
        <draw:polyline draw:style-name="gr1" draw:text-style-name="P1" draw:layer="layout" svg:width="0.499cm" svg:height="0.899cm" svg:x="10.1cm" svg:y="20.8cm" svg:viewBox="0 0 500 900" draw:points="500,900 0,900 0,0">
          <text:p/>
        </draw:polyline>
        <draw:polyline draw:style-name="gr1" draw:text-style-name="P1" draw:layer="layout" svg:width="0.299cm" svg:height="0.899cm" svg:x="11cm" svg:y="20.8cm" svg:viewBox="0 0 300 900" draw:points="0,900 300,900 300,0">
          <text:p/>
        </draw:polyline>
        <draw:polygon draw:style-name="gr30" draw:text-style-name="P1" draw:layer="layout" svg:width="1.199cm" svg:height="0.199cm" svg:x="4.2cm" svg:y="25.806cm" svg:viewBox="0 0 1200 200" draw:points="0,50 999,50 999,0 1200,100 999,200 999,150 0,150">
          <text:p/>
        </draw:polygon>
        <draw:polygon draw:style-name="gr30" draw:text-style-name="P1" draw:layer="layout" svg:width="1.199cm" svg:height="0.199cm" svg:x="4.2cm" svg:y="25.206cm" svg:viewBox="0 0 1200 200" draw:points="0,50 999,50 999,0 1200,100 999,200 999,150 0,150">
          <text:p/>
        </draw:polygon>
        <draw:rect draw:style-name="gr31" draw:text-style-name="P1" draw:layer="layout" svg:width="1.2cm" svg:height="1.2cm" svg:x="5.4cm" svg:y="25.006cm">
          <text:p/>
        </draw:rect>
        <draw:frame draw:style-name="gr32" draw:text-style-name="P7" draw:layer="layout" svg:width="1.1cm" svg:height="0.497cm" svg:x="5.45cm" svg:y="25.426cm">
          <draw:text-box>
            <text:p><text:span text:style-name="T5">SUPPLY</text:span></text:p>
          </draw:text-box>
        </draw:frame>
        <draw:polygon draw:style-name="gr30" draw:text-style-name="P1" draw:layer="layout" svg:width="0.199cm" svg:height="0.599cm" svg:x="7.7cm" svg:y="24.406cm" svg:viewBox="0 0 200 600" draw:points="100,0 200,200 150,200 150,400 200,400 100,600 0,400 50,400 50,200 0,200">
          <text:p/>
        </draw:polygon>
        <draw:frame draw:style-name="gr32" draw:text-style-name="P8" draw:layer="layout" svg:width="0.5cm" svg:height="0.5cm" svg:x="4.5cm" svg:y="24.806cm">
          <draw:text-box>
            <text:p><text:span text:style-name="T4">AC</text:span></text:p>
          </draw:text-box>
        </draw:frame>
        <draw:frame draw:style-name="gr32" draw:text-style-name="P8" draw:layer="layout" svg:width="0.601cm" svg:height="0.5cm" svg:x="4.5cm" svg:y="25.406cm">
          <draw:text-box>
            <text:p><text:span text:style-name="T4">DCC</text:span></text:p>
          </draw:text-box>
        </draw:frame>
        <draw:line draw:style-name="gr33" draw:text-style-name="P1" draw:layer="layout" svg:x1="6.6cm" svg:y1="25.606cm" svg:x2="7.2cm" svg:y2="25.606cm">
          <text:p/>
        </draw:line>
        <draw:rect draw:style-name="gr31" draw:text-style-name="P1" draw:layer="layout" svg:width="1.2cm" svg:height="1.2cm" svg:x="7.2cm" svg:y="25.006cm">
          <text:p/>
        </draw:rect>
        <draw:frame draw:style-name="gr32" draw:text-style-name="P7" draw:layer="layout" svg:width="0.6cm" svg:height="0.585cm" svg:x="7.5cm" svg:y="25.121cm">
          <draw:text-box>
            <text:p><text:span text:style-name="T6">μ</text:span><text:span text:style-name="T5">C</text:span></text:p>
          </draw:text-box>
        </draw:frame>
        <draw:line draw:style-name="gr33" draw:text-style-name="P1" draw:layer="layout" svg:x1="8.4cm" svg:y1="25.606cm" svg:x2="9cm" svg:y2="25.606cm">
          <text:p/>
        </draw:line>
        <draw:rect draw:style-name="gr31" draw:text-style-name="P1" draw:layer="layout" svg:width="1.2cm" svg:height="1.2cm" svg:x="9cm" svg:y="25.006cm">
          <text:p/>
        </draw:rect>
        <draw:frame draw:style-name="gr32" draw:text-style-name="P7" draw:layer="layout" svg:width="0.6cm" svg:height="0.497cm" svg:x="9.3cm" svg:y="25.421cm">
          <draw:text-box>
            <text:p><text:span text:style-name="T5">I2C</text:span></text:p>
          </draw:text-box>
        </draw:frame>
        <draw:line draw:style-name="gr33" draw:text-style-name="P1" draw:layer="layout" svg:x1="10.2cm" svg:y1="25.606cm" svg:x2="10.8cm" svg:y2="25.606cm">
          <text:p/>
        </draw:line>
        <draw:rect draw:style-name="gr31" draw:text-style-name="P1" draw:layer="layout" svg:width="1.2cm" svg:height="1.2cm" svg:x="10.8cm" svg:y="25.006cm">
          <text:p/>
        </draw:rect>
        <draw:frame draw:style-name="gr32" draw:text-style-name="P7" draw:layer="layout" svg:width="1cm" svg:height="0.9cm" svg:x="10.9cm" svg:y="25.206cm">
          <draw:text-box>
            <text:p><text:span text:style-name="T5"><text:s/></text:span><text:span text:style-name="T5">RW-</text:span></text:p>
            <text:p><text:span text:style-name="T5">Block</text:span></text:p>
          </draw:text-box>
        </draw:frame>
        <draw:line draw:style-name="gr33" draw:text-style-name="P1" draw:layer="layout" svg:x1="12cm" svg:y1="25.606cm" svg:x2="12.6cm" svg:y2="25.606cm">
          <text:p/>
        </draw:line>
        <draw:rect draw:style-name="gr31" draw:text-style-name="P1" draw:layer="layout" svg:width="1.2cm" svg:height="1.2cm" svg:x="12.6cm" svg:y="25.006cm">
          <text:p/>
        </draw:rect>
        <draw:frame draw:style-name="gr34" draw:text-style-name="P7" draw:layer="layout" svg:width="1.1cm" svg:height="0.484cm" svg:x="12.65cm" svg:y="25.726cm">
          <draw:text-box>
            <text:p><text:span text:style-name="T5">Component</text:span></text:p>
          </draw:text-box>
        </draw:frame>
        <draw:frame draw:style-name="gr32" draw:text-style-name="P8" draw:layer="layout" svg:width="1cm" svg:height="0.497cm" svg:x="7.3cm" svg:y="23.909cm">
          <draw:text-box>
            <text:p><text:span text:style-name="T4">MQTT</text:span></text:p>
          </draw:text-box>
        </draw:frame>
        <draw:frame draw:style-name="gr32" draw:text-style-name="P8" draw:layer="layout" svg:width="1cm" svg:height="0.497cm" svg:x="10.9cm" svg:y="23.909cm">
          <draw:text-box>
            <text:p><text:span text:style-name="T4">Local</text:span></text:p>
          </draw:text-box>
        </draw:frame>
        <draw:polygon draw:style-name="gr30" draw:text-style-name="P1" draw:layer="layout" svg:width="0.199cm" svg:height="0.599cm" svg:x="11.3cm" svg:y="24.406cm" svg:viewBox="0 0 200 600" draw:points="150,0 150,400 200,400 100,600 0,400 50,400 50,0">
          <text:p/>
        </draw:polygon>
        <draw:g>
          <draw:polygon draw:style-name="gr6" draw:text-style-name="P1" draw:layer="layout" svg:width="0.799cm" svg:height="0.399cm" svg:x="12.9cm" svg:y="25.116cm" svg:viewBox="0 0 800 400" draw:points="800,200 750,0 0,200 0,400">
            <text:p/>
          </draw:polygon>
          <draw:polygon draw:style-name="gr7" draw:text-style-name="P1" draw:layer="layout" svg:width="0.674cm" svg:height="0.099cm" svg:x="12.95cm" svg:y="25.516cm" svg:viewBox="0 0 675 100" draw:points="0,0 0,66 208,99 468,100 675,51 675,0">
            <text:p/>
          </draw:polygon>
          <draw:rect draw:style-name="gr8" draw:text-style-name="P1" draw:layer="layout" svg:width="0.151cm" svg:height="0.048cm" svg:x="13.36cm" svg:y="25.534cm">
            <text:p/>
          </draw:rect>
          <draw:g>
            <draw:polygon draw:style-name="gr4" draw:text-style-name="P1" draw:layer="layout" svg:width="0.999cm" svg:height="0.199cm" svg:x="12.7cm" svg:y="25.316cm" svg:viewBox="0 0 1000 200" draw:points="1000,200 1000,0 0,0 1,200">
              <text:p/>
            </draw:polygon>
            <draw:line draw:style-name="gr5" draw:text-style-name="P1" draw:layer="layout" svg:x1="13.7cm" svg:y1="25.466cm" svg:x2="12.7cm" svg:y2="25.466cm">
              <text:p/>
            </draw:line>
            <draw:line draw:style-name="gr5" draw:text-style-name="P1" draw:layer="layout" svg:x1="13.7cm" svg:y1="25.366cm" svg:x2="12.7cm" svg:y2="25.366cm">
              <text:p/>
            </draw:line>
          </draw:g>
          <draw:line draw:style-name="gr5" draw:text-style-name="P1" draw:layer="layout" svg:x1="13.663cm" svg:y1="25.168cm" svg:x2="12.95cm" svg:y2="25.366cm">
            <text:p/>
          </draw:line>
          <draw:line draw:style-name="gr5" draw:text-style-name="P1" draw:layer="layout" svg:x1="13.688cm" svg:y1="25.265cm" svg:x2="12.95cm" svg:y2="25.466cm">
            <text:p/>
          </draw:line>
        </draw:g>
        <draw:frame draw:style-name="gr32" draw:text-style-name="P8" draw:layer="layout" svg:width="1cm" svg:height="0.413cm" svg:x="7.3cm" svg:y="25.706cm">
          <draw:text-box>
            <text:p><text:span text:style-name="T7">+Shields</text:span></text:p>
          </draw:text-box>
        </draw:frame>
        <draw:rect draw:style-name="gr31" draw:text-style-name="P1" draw:layer="layout" svg:width="1.2cm" svg:height="1.2cm" svg:x="3cm" svg:y="25.006cm">
          <text:p/>
        </draw:rect>
        <draw:frame draw:style-name="gr32" draw:text-style-name="P7" draw:layer="layout" svg:width="1.1cm" svg:height="0.497cm" svg:x="3.05cm" svg:y="25.426cm">
          <draw:text-box>
            <text:p><text:span text:style-name="T5">FEED-IN</text:span></text:p>
          </draw:text-box>
        </draw:frame>
        <draw:polygon draw:style-name="gr30" draw:text-style-name="P1" draw:layer="layout" svg:width="1.199cm" svg:height="0.199cm" svg:x="3cm" svg:y="17.4cm" svg:viewBox="0 0 1200 200" draw:points="0,50 999,50 999,0 1200,100 999,200 999,150 0,150">
          <text:p/>
        </draw:polygon>
        <draw:polygon draw:style-name="gr30" draw:text-style-name="P1" draw:layer="layout" svg:width="1.199cm" svg:height="0.199cm" svg:x="3cm" svg:y="16.8cm" svg:viewBox="0 0 1200 200" draw:points="0,50 999,50 999,0 1200,100 999,200 999,150 0,150">
          <text:p/>
        </draw:polygon>
        <draw:rect draw:style-name="gr31" draw:text-style-name="P1" draw:layer="layout" svg:width="1.2cm" svg:height="1.2cm" svg:x="4.2cm" svg:y="16.6cm">
          <text:p/>
        </draw:rect>
        <draw:frame draw:style-name="gr32" draw:text-style-name="P7" draw:layer="layout" svg:width="1.1cm" svg:height="0.497cm" svg:x="4.25cm" svg:y="17.02cm">
          <draw:text-box>
            <text:p><text:span text:style-name="T5">SUPPLY</text:span></text:p>
          </draw:text-box>
        </draw:frame>
        <draw:frame draw:style-name="gr32" draw:text-style-name="P8" draw:layer="layout" svg:width="0.5cm" svg:height="0.5cm" svg:x="3.3cm" svg:y="16.4cm">
          <draw:text-box>
            <text:p><text:span text:style-name="T4">AC</text:span></text:p>
          </draw:text-box>
        </draw:frame>
        <draw:frame draw:style-name="gr32" draw:text-style-name="P8" draw:layer="layout" svg:width="0.601cm" svg:height="0.5cm" svg:x="3.3cm" svg:y="17cm">
          <draw:text-box>
            <text:p><text:span text:style-name="T4">DCC</text:span></text:p>
          </draw:text-box>
        </draw:frame>
        <draw:rect draw:style-name="gr31" draw:text-style-name="P1" draw:layer="layout" svg:width="1.2cm" svg:height="1.2cm" svg:x="7.3cm" svg:y="16.6cm">
          <text:p/>
        </draw:rect>
        <draw:frame draw:style-name="gr32" draw:text-style-name="P7" draw:layer="layout" svg:width="0.6cm" svg:height="0.585cm" svg:x="7.6cm" svg:y="16.915cm">
          <draw:text-box>
            <text:p><text:span text:style-name="T6">μ</text:span><text:span text:style-name="T5">C</text:span></text:p>
          </draw:text-box>
        </draw:frame>
        <draw:frame draw:style-name="gr35" draw:text-style-name="P9" draw:layer="layout" svg:width="0.4cm" svg:height="0.3cm" svg:x="7.7cm" svg:y="5.45cm">
          <draw:text-box>
            <text:p><text:span text:style-name="T8">I²C</text:span></text:p>
          </draw:text-box>
        </draw:frame>
        <draw:line draw:style-name="gr36" draw:text-style-name="P1" draw:layer="layout" svg:x1="7.6cm" svg:y1="5.4cm" svg:x2="7.6cm" svg:y2="5.8cm">
          <text:p/>
        </draw:line>
        <draw:rect draw:style-name="gr31" draw:text-style-name="P1" draw:layer="layout" svg:width="1.2cm" svg:height="1.1cm" svg:x="7cm" svg:y="5.8cm">
          <text:p/>
        </draw:rect>
        <draw:frame draw:style-name="gr32" draw:text-style-name="P7" draw:layer="layout" svg:width="1cm" svg:height="0.9cm" svg:x="7.1cm" svg:y="5.9cm">
          <draw:text-box>
            <text:p><text:span text:style-name="T5"><text:s/></text:span><text:span text:style-name="T5">RW-</text:span></text:p>
            <text:p><text:span text:style-name="T5">Block</text:span></text:p>
          </draw:text-box>
        </draw:frame>
        <draw:polyline draw:style-name="gr1" draw:text-style-name="P1" draw:layer="layout" svg:width="1.099cm" svg:height="0.699cm" svg:x="5.4cm" svg:y="16cm" svg:viewBox="0 0 1100 700" draw:points="0,700 1100,700 1100,0">
          <text:p/>
        </draw:polyline>
        <draw:frame draw:style-name="gr37" draw:text-style-name="P10" draw:layer="layout" svg:width="0.3cm" svg:height="0.28cm" svg:x="5.701cm" svg:y="16.45cm">
          <draw:text-box>
            <text:p><text:span text:style-name="T9">NN</text:span></text:p>
          </draw:text-box>
        </draw:frame>
        <draw:frame draw:style-name="gr37" draw:text-style-name="P10" draw:layer="layout" svg:width="0.3cm" svg:height="0.28cm" svg:x="5.701cm" svg:y="16.75cm">
          <draw:text-box>
            <text:p><text:span text:style-name="T9">SS</text:span></text:p>
          </draw:text-box>
        </draw:frame>
        <draw:polyline draw:style-name="gr12" draw:text-style-name="P11" draw:layer="layout" svg:width="1.299cm" svg:height="0.999cm" svg:x="5.4cm" svg:y="16cm" svg:viewBox="0 0 1300 1000" draw:points="1300,0 1300,1000 0,1000">
          <text:p/>
        </draw:polyline>
        <draw:line draw:style-name="gr38" draw:text-style-name="P1" draw:layer="layout" svg:x1="5.4cm" svg:y1="17.6cm" svg:x2="7.3cm" svg:y2="17.6cm">
          <text:p/>
        </draw:line>
        <draw:line draw:style-name="gr39" draw:text-style-name="P12" draw:layer="layout" svg:x1="5.401cm" svg:y1="17.3cm" svg:x2="7.3cm" svg:y2="17.3cm">
          <text:p/>
        </draw:line>
        <draw:frame draw:style-name="gr37" draw:text-style-name="P10" draw:layer="layout" svg:width="0.499cm" svg:height="0.28cm" svg:x="5.701cm" svg:y="17.05cm">
          <draw:text-box>
            <text:p><text:span text:style-name="T9">AC+</text:span></text:p>
          </draw:text-box>
        </draw:frame>
        <draw:frame draw:style-name="gr37" draw:text-style-name="P10" draw:layer="layout" svg:width="0.499cm" svg:height="0.28cm" svg:x="5.702cm" svg:y="17.35cm">
          <draw:text-box>
            <text:p><text:span text:style-name="T9">AC+</text:span></text:p>
          </draw:text-box>
        </draw:frame>
        <draw:rect draw:style-name="gr31" draw:text-style-name="P1" draw:layer="layout" svg:width="1.2cm" svg:height="1.1cm" svg:x="7cm" svg:y="4.3cm">
          <text:p/>
        </draw:rect>
        <draw:frame draw:style-name="gr32" draw:text-style-name="P7" draw:layer="layout" svg:width="0.6cm" svg:height="0.585cm" svg:x="7.3cm" svg:y="4.515cm">
          <draw:text-box>
            <text:p><text:span text:style-name="T6">μ</text:span><text:span text:style-name="T5">C</text:span></text:p>
          </draw:text-box>
        </draw:frame>
        <draw:line draw:style-name="gr1" draw:text-style-name="P1" draw:layer="layout" svg:x1="9.205cm" svg:y1="3.2cm" svg:x2="9.205cm" svg:y2="3.3cm">
          <text:p/>
        </draw:line>
        <draw:line draw:style-name="gr1" draw:text-style-name="P1" draw:layer="layout" svg:x1="8.805cm" svg:y1="3.1cm" svg:x2="8.805cm" svg:y2="3.3cm">
          <text:p/>
        </draw:line>
        <draw:g>
          <draw:polygon draw:style-name="gr6" draw:text-style-name="P1" draw:layer="layout" svg:width="1.599cm" svg:height="0.799cm" svg:x="8.4cm" svg:y="2.2cm" svg:viewBox="0 0 1600 800" draw:points="1600,400 1500,0 0,400 0,800">
            <text:p/>
          </draw:polygon>
          <draw:polygon draw:style-name="gr7" draw:text-style-name="P1" draw:layer="layout" svg:width="1.349cm" svg:height="0.199cm" svg:x="8.5cm" svg:y="3cm" svg:viewBox="0 0 1350 200" draw:points="0,0 0,132 415,198 936,200 1350,101 1350,0">
            <text:p/>
          </draw:polygon>
          <draw:rect draw:style-name="gr8" draw:text-style-name="P1" draw:layer="layout" svg:width="0.302cm" svg:height="0.096cm" svg:x="9.319cm" svg:y="3.035cm">
            <text:p/>
          </draw:rect>
          <draw:g>
            <draw:polygon draw:style-name="gr4" draw:text-style-name="P1" draw:layer="layout" svg:width="1.999cm" svg:height="0.399cm" svg:x="8cm" svg:y="2.6cm" svg:viewBox="0 0 2000 400" draw:points="2000,400 2000,0 0,0 1,400">
              <text:p/>
            </draw:polygon>
            <draw:line draw:style-name="gr5" draw:text-style-name="P1" draw:layer="layout" svg:x1="10cm" svg:y1="2.9cm" svg:x2="8cm" svg:y2="2.9cm">
              <text:p/>
            </draw:line>
            <draw:line draw:style-name="gr5" draw:text-style-name="P1" draw:layer="layout" svg:x1="10cm" svg:y1="2.7cm" svg:x2="8cm" svg:y2="2.7cm">
              <text:p/>
            </draw:line>
          </draw:g>
          <draw:line draw:style-name="gr5" draw:text-style-name="P1" draw:layer="layout" svg:x1="9.926cm" svg:y1="2.304cm" svg:x2="8.5cm" svg:y2="2.7cm">
            <text:p/>
          </draw:line>
          <draw:line draw:style-name="gr5" draw:text-style-name="P1" draw:layer="layout" svg:x1="9.975cm" svg:y1="2.498cm" svg:x2="8.5cm" svg:y2="2.9cm">
            <text:p/>
          </draw:line>
        </draw:g>
        <draw:polygon draw:style-name="gr4" draw:text-style-name="P3" draw:layer="layout" svg:width="1.994cm" svg:height="0.399cm" svg:x="6.005cm" svg:y="2.6cm" svg:viewBox="0 0 1995 400" draw:points="1995,400 1995,0 0,0 2,400">
          <text:p/>
        </draw:polygon>
        <draw:circle draw:style-name="gr9" draw:text-style-name="P1" draw:layer="layout" svg:width="-0.1cm" svg:height="-0.1cm" svg:x="6.555cm" svg:y="2.75cm">
          <text:p/>
        </draw:circle>
        <draw:circle draw:style-name="gr10" draw:text-style-name="P1" draw:layer="layout" svg:width="-0.1cm" svg:height="-0.1cm" svg:x="6.754cm" svg:y="2.95cm">
          <text:p/>
        </draw:circle>
        <draw:line draw:style-name="gr5" draw:text-style-name="P3" draw:layer="layout" svg:x1="8cm" svg:y1="2.7cm" svg:x2="6.005cm" svg:y2="2.7cm">
          <text:p/>
        </draw:line>
        <draw:line draw:style-name="gr5" draw:text-style-name="P3" draw:layer="layout" svg:x1="8cm" svg:y1="2.9cm" svg:x2="6.005cm" svg:y2="2.9cm">
          <text:p/>
        </draw:line>
        <draw:line draw:style-name="gr1" draw:text-style-name="P1" draw:layer="layout" svg:x1="6.505cm" svg:y1="2.75cm" svg:x2="6.505cm" svg:y2="3.3cm">
          <text:p/>
        </draw:line>
        <draw:line draw:style-name="gr12" draw:text-style-name="P1" draw:layer="layout" svg:x1="6.705cm" svg:y1="2.95cm" svg:x2="6.705cm" svg:y2="3.3cm">
          <text:p/>
        </draw:line>
        <draw:circle draw:style-name="gr13" draw:text-style-name="P1" draw:layer="layout" svg:width="0.1cm" svg:height="0.1cm" svg:x="6.655cm" svg:y="3.3cm">
          <text:p/>
        </draw:circle>
        <draw:circle draw:style-name="gr13" draw:text-style-name="P1" draw:layer="layout" svg:width="0.1cm" svg:height="0.1cm" svg:x="8.955cm" svg:y="3.3cm">
          <text:p/>
        </draw:circle>
        <draw:circle draw:style-name="gr13" draw:text-style-name="P1" draw:layer="layout" svg:width="0.1cm" svg:height="0.1cm" svg:x="9.155cm" svg:y="3.3cm">
          <text:p/>
        </draw:circle>
        <draw:circle draw:style-name="gr13" draw:text-style-name="P1" draw:layer="layout" svg:width="0.1cm" svg:height="0.1cm" svg:x="8.755cm" svg:y="3.3cm">
          <text:p/>
        </draw:circle>
        <draw:line draw:style-name="gr16" draw:text-style-name="P1" draw:layer="layout" svg:x1="9.005cm" svg:y1="3.2cm" svg:x2="9.005cm" svg:y2="3.3cm">
          <text:p/>
        </draw:line>
        <draw:polyline draw:style-name="gr1" draw:text-style-name="P1" draw:layer="layout" svg:width="0.999cm" svg:height="3.099cm" svg:x="8.2cm" svg:y="3.4cm" svg:viewBox="0 0 1000 3100" draw:points="1000,0 1000,3100 0,3100">
          <text:p/>
        </draw:polyline>
        <draw:polyline draw:style-name="gr1" draw:text-style-name="P1" draw:layer="layout" svg:width="0.599cm" svg:height="2.699cm" svg:x="8.2cm" svg:y="3.4cm" svg:viewBox="0 0 600 2700" draw:points="600,0 600,2700 0,2700">
          <text:p/>
        </draw:polyline>
        <draw:polyline draw:style-name="gr16" draw:text-style-name="P1" draw:layer="layout" svg:width="0.799cm" svg:height="2.899cm" svg:x="8.2cm" svg:y="3.4cm" svg:viewBox="0 0 800 2900" draw:points="800,0 800,2900 0,2900">
          <text:p/>
        </draw:polyline>
        <draw:circle draw:style-name="gr13" draw:text-style-name="P1" draw:layer="layout" svg:width="0.1cm" svg:height="0.1cm" svg:x="6.455cm" svg:y="3.3cm">
          <text:p/>
        </draw:circle>
        <draw:polyline draw:style-name="gr1" draw:text-style-name="P1" draw:layer="layout" svg:width="0.999cm" svg:height="0.099cm" svg:x="5.5cm" svg:y="3.4cm" svg:viewBox="0 0 1000 100" draw:points="0,100 1000,100 1000,0">
          <text:p/>
        </draw:polyline>
        <draw:frame draw:style-name="gr37" draw:text-style-name="P10" draw:layer="layout" svg:width="0.3cm" svg:height="0.28cm" svg:x="5.806cm" svg:y="3.25cm">
          <draw:text-box>
            <text:p><text:span text:style-name="T9">NN</text:span></text:p>
          </draw:text-box>
        </draw:frame>
        <draw:frame draw:style-name="gr37" draw:text-style-name="P10" draw:layer="layout" svg:width="0.3cm" svg:height="0.28cm" svg:x="5.806cm" svg:y="3.55cm">
          <draw:text-box>
            <text:p><text:span text:style-name="T9">SS</text:span></text:p>
          </draw:text-box>
        </draw:frame>
        <draw:polyline draw:style-name="gr12" draw:text-style-name="P11" draw:layer="layout" svg:width="1.199cm" svg:height="0.399cm" svg:x="5.5cm" svg:y="3.4cm" svg:viewBox="0 0 1200 400" draw:points="1200,0 1200,400 0,400">
          <text:p/>
        </draw:polyline>
        <draw:polygon draw:style-name="gr30" draw:text-style-name="P1" draw:layer="layout" svg:width="1.199cm" svg:height="0.199cm" svg:x="3.1cm" svg:y="5.3cm" svg:viewBox="0 0 1200 200" draw:points="0,50 999,50 999,0 1200,100 999,200 999,150 0,150">
          <text:p/>
        </draw:polygon>
        <draw:polygon draw:style-name="gr30" draw:text-style-name="P1" draw:layer="layout" svg:width="1.199cm" svg:height="0.199cm" svg:x="3.1cm" svg:y="4.7cm" svg:viewBox="0 0 1200 200" draw:points="0,50 999,50 999,0 1200,100 999,200 999,150 0,150">
          <text:p/>
        </draw:polygon>
        <draw:frame draw:style-name="gr32" draw:text-style-name="P8" draw:layer="layout" svg:width="0.5cm" svg:height="0.5cm" svg:x="3.4cm" svg:y="4.3cm">
          <draw:text-box>
            <text:p><text:span text:style-name="T4">AC</text:span></text:p>
          </draw:text-box>
        </draw:frame>
        <draw:frame draw:style-name="gr32" draw:text-style-name="P8" draw:layer="layout" svg:width="0.601cm" svg:height="0.5cm" svg:x="3.4cm" svg:y="4.9cm">
          <draw:text-box>
            <text:p><text:span text:style-name="T4">DCC</text:span></text:p>
          </draw:text-box>
        </draw:frame>
        <draw:line draw:style-name="gr40" draw:text-style-name="P1" draw:layer="layout" svg:x1="5.5cm" svg:y1="4.7cm" svg:x2="7cm" svg:y2="4.7cm">
          <text:p/>
        </draw:line>
        <draw:line draw:style-name="gr41" draw:text-style-name="P1" draw:layer="layout" svg:x1="7cm" svg:y1="4.4cm" svg:x2="5.5cm" svg:y2="4.4cm">
          <text:p/>
        </draw:line>
        <draw:frame draw:style-name="gr37" draw:text-style-name="P10" draw:layer="layout" svg:width="0.3cm" svg:height="0.28cm" svg:x="5.8cm" svg:y="4.15cm">
          <draw:text-box>
            <text:p><text:span text:style-name="T9">5V</text:span></text:p>
          </draw:text-box>
        </draw:frame>
        <draw:frame draw:style-name="gr37" draw:text-style-name="P10" draw:layer="layout" svg:width="0.3cm" svg:height="0.28cm" svg:x="5.8cm" svg:y="4.45cm">
          <draw:text-box>
            <text:p><text:span text:style-name="T9">0V</text:span></text:p>
          </draw:text-box>
        </draw:frame>
        <draw:line draw:style-name="gr42" draw:text-style-name="P1" draw:layer="layout" svg:x1="5.5cm" svg:y1="5cm" svg:x2="7cm" svg:y2="5cm">
          <text:p/>
        </draw:line>
        <draw:line draw:style-name="gr43" draw:text-style-name="P1" draw:layer="layout" svg:x1="5.5cm" svg:y1="5.3cm" svg:x2="7cm" svg:y2="5.3cm">
          <text:p/>
        </draw:line>
        <draw:frame draw:style-name="gr37" draw:text-style-name="P10" draw:layer="layout" svg:width="0.594cm" svg:height="0.28cm" svg:x="5.8cm" svg:y="4.75cm">
          <draw:text-box>
            <text:p><text:span text:style-name="T9">DCC+</text:span></text:p>
          </draw:text-box>
        </draw:frame>
        <draw:frame draw:style-name="gr37" draw:text-style-name="P10" draw:layer="layout" svg:width="0.594cm" svg:height="0.28cm" svg:x="5.8cm" svg:y="5.05cm">
          <draw:text-box>
            <text:p><text:span text:style-name="T9">DCC-</text:span></text:p>
          </draw:text-box>
        </draw:frame>
        <draw:line draw:style-name="gr40" draw:text-style-name="P1" draw:layer="layout" svg:x1="5.5cm" svg:y1="6.2cm" svg:x2="7cm" svg:y2="6.2cm">
          <text:p/>
        </draw:line>
        <draw:line draw:style-name="gr41" draw:text-style-name="P1" draw:layer="layout" svg:x1="7cm" svg:y1="5.9cm" svg:x2="5.5cm" svg:y2="5.9cm">
          <text:p/>
        </draw:line>
        <draw:frame draw:style-name="gr37" draw:text-style-name="P10" draw:layer="layout" svg:width="0.3cm" svg:height="0.28cm" svg:x="5.8cm" svg:y="5.65cm">
          <draw:text-box>
            <text:p><text:span text:style-name="T9">5V</text:span></text:p>
          </draw:text-box>
        </draw:frame>
        <draw:frame draw:style-name="gr37" draw:text-style-name="P10" draw:layer="layout" svg:width="0.3cm" svg:height="0.28cm" svg:x="5.8cm" svg:y="5.95cm">
          <draw:text-box>
            <text:p><text:span text:style-name="T9">0V</text:span></text:p>
          </draw:text-box>
        </draw:frame>
        <draw:line draw:style-name="gr42" draw:text-style-name="P1" draw:layer="layout" svg:x1="5.5cm" svg:y1="6.5cm" svg:x2="7cm" svg:y2="6.5cm">
          <text:p/>
        </draw:line>
        <draw:line draw:style-name="gr43" draw:text-style-name="P1" draw:layer="layout" svg:x1="5.5cm" svg:y1="6.8cm" svg:x2="7cm" svg:y2="6.8cm">
          <text:p/>
        </draw:line>
        <draw:frame draw:style-name="gr37" draw:text-style-name="P10" draw:layer="layout" svg:width="0.45cm" svg:height="0.28cm" svg:x="5.8cm" svg:y="6.25cm">
          <draw:text-box>
            <text:p><text:span text:style-name="T9">AC+</text:span></text:p>
          </draw:text-box>
        </draw:frame>
        <draw:frame draw:style-name="gr37" draw:text-style-name="P10" draw:layer="layout" svg:width="0.45cm" svg:height="0.28cm" svg:x="5.8cm" svg:y="6.55cm">
          <draw:text-box>
            <text:p><text:span text:style-name="T9">AC-</text:span></text:p>
          </draw:text-box>
        </draw:frame>
        <draw:rect draw:style-name="gr44" draw:text-style-name="P1" draw:layer="layout" svg:width="1.2cm" svg:height="3.5cm" svg:x="4.3cm" svg:y="3.4cm">
          <text:p/>
        </draw:rect>
        <draw:frame draw:style-name="gr32" draw:text-style-name="P7" draw:layer="layout" svg:width="1.1cm" svg:height="0.497cm" svg:x="4.35cm" svg:y="4.82cm">
          <draw:text-box>
            <text:p><text:span text:style-name="T5">SUPPLY</text:span></text:p>
          </draw:text-box>
        </draw:frame>
        <draw:frame draw:style-name="gr35" draw:text-style-name="P9" draw:layer="layout" svg:width="0.4cm" svg:height="0.3cm" svg:x="16.4cm" svg:y="5.45cm">
          <draw:text-box>
            <text:p><text:span text:style-name="T8">I²C</text:span></text:p>
          </draw:text-box>
        </draw:frame>
        <draw:line draw:style-name="gr36" draw:text-style-name="P1" draw:layer="layout" svg:x1="16.3cm" svg:y1="5.4cm" svg:x2="16.3cm" svg:y2="5.8cm">
          <text:p/>
        </draw:line>
        <draw:rect draw:style-name="gr31" draw:text-style-name="P1" draw:layer="layout" svg:width="1.2cm" svg:height="1.1cm" svg:x="15.7cm" svg:y="5.8cm">
          <text:p/>
        </draw:rect>
        <draw:frame draw:style-name="gr32" draw:text-style-name="P7" draw:layer="layout" svg:width="1cm" svg:height="0.9cm" svg:x="15.8cm" svg:y="5.9cm">
          <draw:text-box>
            <text:p><text:span text:style-name="T5"><text:s/></text:span><text:span text:style-name="T5">RW-</text:span></text:p>
            <text:p><text:span text:style-name="T5">Block</text:span></text:p>
          </draw:text-box>
        </draw:frame>
        <draw:rect draw:style-name="gr31" draw:text-style-name="P1" draw:layer="layout" svg:width="1.2cm" svg:height="1.1cm" svg:x="15.7cm" svg:y="4.3cm">
          <text:p/>
        </draw:rect>
        <draw:frame draw:style-name="gr32" draw:text-style-name="P7" draw:layer="layout" svg:width="0.6cm" svg:height="0.585cm" svg:x="16cm" svg:y="4.515cm">
          <draw:text-box>
            <text:p><text:span text:style-name="T6">μ</text:span><text:span text:style-name="T5">C</text:span></text:p>
          </draw:text-box>
        </draw:frame>
        <draw:line draw:style-name="gr1" draw:text-style-name="P1" draw:layer="layout" svg:x1="17.905cm" svg:y1="3.2cm" svg:x2="17.905cm" svg:y2="3.3cm">
          <text:p/>
        </draw:line>
        <draw:line draw:style-name="gr1" draw:text-style-name="P1" draw:layer="layout" svg:x1="17.505cm" svg:y1="3.1cm" svg:x2="17.505cm" svg:y2="3.3cm">
          <text:p/>
        </draw:line>
        <draw:g>
          <draw:polygon draw:style-name="gr6" draw:text-style-name="P1" draw:layer="layout" svg:width="1.599cm" svg:height="0.799cm" svg:x="17.1cm" svg:y="2.2cm" svg:viewBox="0 0 1600 800" draw:points="1600,400 1500,0 0,400 0,800">
            <text:p/>
          </draw:polygon>
          <draw:polygon draw:style-name="gr7" draw:text-style-name="P1" draw:layer="layout" svg:width="1.349cm" svg:height="0.199cm" svg:x="17.2cm" svg:y="3cm" svg:viewBox="0 0 1350 200" draw:points="0,0 0,132 415,198 936,200 1350,101 1350,0">
            <text:p/>
          </draw:polygon>
          <draw:rect draw:style-name="gr8" draw:text-style-name="P1" draw:layer="layout" svg:width="0.302cm" svg:height="0.096cm" svg:x="18.019cm" svg:y="3.035cm">
            <text:p/>
          </draw:rect>
          <draw:g>
            <draw:polygon draw:style-name="gr4" draw:text-style-name="P1" draw:layer="layout" svg:width="1.999cm" svg:height="0.399cm" svg:x="16.7cm" svg:y="2.6cm" svg:viewBox="0 0 2000 400" draw:points="2000,400 2000,0 0,0 1,400">
              <text:p/>
            </draw:polygon>
            <draw:line draw:style-name="gr5" draw:text-style-name="P1" draw:layer="layout" svg:x1="18.7cm" svg:y1="2.9cm" svg:x2="16.7cm" svg:y2="2.9cm">
              <text:p/>
            </draw:line>
            <draw:line draw:style-name="gr5" draw:text-style-name="P1" draw:layer="layout" svg:x1="18.7cm" svg:y1="2.7cm" svg:x2="16.7cm" svg:y2="2.7cm">
              <text:p/>
            </draw:line>
          </draw:g>
          <draw:line draw:style-name="gr5" draw:text-style-name="P1" draw:layer="layout" svg:x1="18.626cm" svg:y1="2.304cm" svg:x2="17.2cm" svg:y2="2.7cm">
            <text:p/>
          </draw:line>
          <draw:line draw:style-name="gr5" draw:text-style-name="P1" draw:layer="layout" svg:x1="18.675cm" svg:y1="2.498cm" svg:x2="17.2cm" svg:y2="2.9cm">
            <text:p/>
          </draw:line>
        </draw:g>
        <draw:polygon draw:style-name="gr4" draw:text-style-name="P3" draw:layer="layout" svg:width="1.994cm" svg:height="0.399cm" svg:x="14.705cm" svg:y="2.6cm" svg:viewBox="0 0 1995 400" draw:points="1995,400 1995,0 0,0 2,400">
          <text:p/>
        </draw:polygon>
        <draw:circle draw:style-name="gr9" draw:text-style-name="P1" draw:layer="layout" svg:width="-0.1cm" svg:height="-0.1cm" svg:x="15.255cm" svg:y="2.75cm">
          <text:p/>
        </draw:circle>
        <draw:circle draw:style-name="gr10" draw:text-style-name="P1" draw:layer="layout" svg:width="-0.1cm" svg:height="-0.1cm" svg:x="15.454cm" svg:y="2.95cm">
          <text:p/>
        </draw:circle>
        <draw:line draw:style-name="gr5" draw:text-style-name="P3" draw:layer="layout" svg:x1="16.7cm" svg:y1="2.7cm" svg:x2="14.705cm" svg:y2="2.7cm">
          <text:p/>
        </draw:line>
        <draw:line draw:style-name="gr5" draw:text-style-name="P3" draw:layer="layout" svg:x1="16.7cm" svg:y1="2.9cm" svg:x2="14.705cm" svg:y2="2.9cm">
          <text:p/>
        </draw:line>
        <draw:line draw:style-name="gr1" draw:text-style-name="P1" draw:layer="layout" svg:x1="15.205cm" svg:y1="2.75cm" svg:x2="15.205cm" svg:y2="3.3cm">
          <text:p/>
        </draw:line>
        <draw:line draw:style-name="gr12" draw:text-style-name="P1" draw:layer="layout" svg:x1="15.405cm" svg:y1="2.95cm" svg:x2="15.405cm" svg:y2="3.3cm">
          <text:p/>
        </draw:line>
        <draw:circle draw:style-name="gr13" draw:text-style-name="P1" draw:layer="layout" svg:width="0.1cm" svg:height="0.1cm" svg:x="15.355cm" svg:y="3.3cm">
          <text:p/>
        </draw:circle>
        <draw:circle draw:style-name="gr13" draw:text-style-name="P1" draw:layer="layout" svg:width="0.1cm" svg:height="0.1cm" svg:x="17.655cm" svg:y="3.3cm">
          <text:p/>
        </draw:circle>
        <draw:circle draw:style-name="gr13" draw:text-style-name="P1" draw:layer="layout" svg:width="0.1cm" svg:height="0.1cm" svg:x="17.855cm" svg:y="3.3cm">
          <text:p/>
        </draw:circle>
        <draw:circle draw:style-name="gr13" draw:text-style-name="P1" draw:layer="layout" svg:width="0.1cm" svg:height="0.1cm" svg:x="17.455cm" svg:y="3.3cm">
          <text:p/>
        </draw:circle>
        <draw:line draw:style-name="gr16" draw:text-style-name="P1" draw:layer="layout" svg:x1="17.705cm" svg:y1="3.2cm" svg:x2="17.705cm" svg:y2="3.3cm">
          <text:p/>
        </draw:line>
        <draw:polyline draw:style-name="gr1" draw:text-style-name="P1" draw:layer="layout" svg:width="0.999cm" svg:height="3.099cm" svg:x="16.9cm" svg:y="3.4cm" svg:viewBox="0 0 1000 3100" draw:points="1000,0 1000,3100 0,3100">
          <text:p/>
        </draw:polyline>
        <draw:polyline draw:style-name="gr1" draw:text-style-name="P1" draw:layer="layout" svg:width="0.599cm" svg:height="2.699cm" svg:x="16.9cm" svg:y="3.4cm" svg:viewBox="0 0 600 2700" draw:points="600,0 600,2700 0,2700">
          <text:p/>
        </draw:polyline>
        <draw:polyline draw:style-name="gr16" draw:text-style-name="P1" draw:layer="layout" svg:width="0.799cm" svg:height="2.899cm" svg:x="16.9cm" svg:y="3.4cm" svg:viewBox="0 0 800 2900" draw:points="800,0 800,2900 0,2900">
          <text:p/>
        </draw:polyline>
        <draw:circle draw:style-name="gr13" draw:text-style-name="P1" draw:layer="layout" svg:width="0.1cm" svg:height="0.1cm" svg:x="15.155cm" svg:y="3.3cm">
          <text:p/>
        </draw:circle>
        <draw:polyline draw:style-name="gr1" draw:text-style-name="P1" draw:layer="layout" svg:width="0.999cm" svg:height="0.099cm" svg:x="14.2cm" svg:y="3.4cm" svg:viewBox="0 0 1000 100" draw:points="0,100 1000,100 1000,0">
          <text:p/>
        </draw:polyline>
        <draw:frame draw:style-name="gr37" draw:text-style-name="P10" draw:layer="layout" svg:width="0.3cm" svg:height="0.28cm" svg:x="14.506cm" svg:y="3.25cm">
          <draw:text-box>
            <text:p><text:span text:style-name="T9">NN</text:span></text:p>
          </draw:text-box>
        </draw:frame>
        <draw:frame draw:style-name="gr37" draw:text-style-name="P10" draw:layer="layout" svg:width="0.3cm" svg:height="0.28cm" svg:x="14.506cm" svg:y="3.55cm">
          <draw:text-box>
            <text:p><text:span text:style-name="T9">SS</text:span></text:p>
          </draw:text-box>
        </draw:frame>
        <draw:polyline draw:style-name="gr12" draw:text-style-name="P11" draw:layer="layout" svg:width="1.199cm" svg:height="0.399cm" svg:x="14.2cm" svg:y="3.4cm" svg:viewBox="0 0 1200 400" draw:points="1200,0 1200,400 0,400">
          <text:p/>
        </draw:polyline>
        <draw:polygon draw:style-name="gr30" draw:text-style-name="P1" draw:layer="layout" svg:width="1.199cm" svg:height="0.199cm" svg:x="11.8cm" svg:y="5.3cm" svg:viewBox="0 0 1200 200" draw:points="0,50 999,50 999,0 1200,100 999,200 999,150 0,150">
          <text:p/>
        </draw:polygon>
        <draw:polygon draw:style-name="gr30" draw:text-style-name="P1" draw:layer="layout" svg:width="1.199cm" svg:height="0.199cm" svg:x="11.8cm" svg:y="4.7cm" svg:viewBox="0 0 1200 200" draw:points="0,50 999,50 999,0 1200,100 999,200 999,150 0,150">
          <text:p/>
        </draw:polygon>
        <draw:frame draw:style-name="gr32" draw:text-style-name="P8" draw:layer="layout" svg:width="0.5cm" svg:height="0.5cm" svg:x="12.1cm" svg:y="4.3cm">
          <draw:text-box>
            <text:p><text:span text:style-name="T4">AC</text:span></text:p>
          </draw:text-box>
        </draw:frame>
        <draw:frame draw:style-name="gr32" draw:text-style-name="P8" draw:layer="layout" svg:width="0.601cm" svg:height="0.5cm" svg:x="12.1cm" svg:y="4.9cm">
          <draw:text-box>
            <text:p><text:span text:style-name="T4">DCC</text:span></text:p>
          </draw:text-box>
        </draw:frame>
        <draw:line draw:style-name="gr40" draw:text-style-name="P1" draw:layer="layout" svg:x1="14.2cm" svg:y1="4.7cm" svg:x2="15.7cm" svg:y2="4.7cm">
          <text:p/>
        </draw:line>
        <draw:line draw:style-name="gr41" draw:text-style-name="P1" draw:layer="layout" svg:x1="15.7cm" svg:y1="4.4cm" svg:x2="14.2cm" svg:y2="4.4cm">
          <text:p/>
        </draw:line>
        <draw:frame draw:style-name="gr37" draw:text-style-name="P10" draw:layer="layout" svg:width="0.3cm" svg:height="0.28cm" svg:x="14.5cm" svg:y="4.15cm">
          <draw:text-box>
            <text:p><text:span text:style-name="T9">5V</text:span></text:p>
          </draw:text-box>
        </draw:frame>
        <draw:frame draw:style-name="gr37" draw:text-style-name="P10" draw:layer="layout" svg:width="0.3cm" svg:height="0.28cm" svg:x="14.5cm" svg:y="4.45cm">
          <draw:text-box>
            <text:p><text:span text:style-name="T9">0V</text:span></text:p>
          </draw:text-box>
        </draw:frame>
        <draw:line draw:style-name="gr42" draw:text-style-name="P1" draw:layer="layout" svg:x1="14.2cm" svg:y1="5cm" svg:x2="15.7cm" svg:y2="5cm">
          <text:p/>
        </draw:line>
        <draw:line draw:style-name="gr43" draw:text-style-name="P1" draw:layer="layout" svg:x1="14.2cm" svg:y1="5.3cm" svg:x2="15.7cm" svg:y2="5.3cm">
          <text:p/>
        </draw:line>
        <draw:frame draw:style-name="gr37" draw:text-style-name="P10" draw:layer="layout" svg:width="0.594cm" svg:height="0.28cm" svg:x="14.5cm" svg:y="4.75cm">
          <draw:text-box>
            <text:p><text:span text:style-name="T9">DCC+</text:span></text:p>
          </draw:text-box>
        </draw:frame>
        <draw:frame draw:style-name="gr37" draw:text-style-name="P10" draw:layer="layout" svg:width="0.594cm" svg:height="0.28cm" svg:x="14.5cm" svg:y="5.05cm">
          <draw:text-box>
            <text:p><text:span text:style-name="T9">DCC-</text:span></text:p>
          </draw:text-box>
        </draw:frame>
        <draw:line draw:style-name="gr40" draw:text-style-name="P1" draw:layer="layout" svg:x1="14.2cm" svg:y1="6.2cm" svg:x2="15.7cm" svg:y2="6.2cm">
          <text:p/>
        </draw:line>
        <draw:line draw:style-name="gr41" draw:text-style-name="P1" draw:layer="layout" svg:x1="15.7cm" svg:y1="5.9cm" svg:x2="14.2cm" svg:y2="5.9cm">
          <text:p/>
        </draw:line>
        <draw:frame draw:style-name="gr37" draw:text-style-name="P10" draw:layer="layout" svg:width="0.3cm" svg:height="0.28cm" svg:x="14.5cm" svg:y="5.65cm">
          <draw:text-box>
            <text:p><text:span text:style-name="T9">5V</text:span></text:p>
          </draw:text-box>
        </draw:frame>
        <draw:frame draw:style-name="gr37" draw:text-style-name="P10" draw:layer="layout" svg:width="0.3cm" svg:height="0.28cm" svg:x="14.5cm" svg:y="5.95cm">
          <draw:text-box>
            <text:p><text:span text:style-name="T9">0V</text:span></text:p>
          </draw:text-box>
        </draw:frame>
        <draw:line draw:style-name="gr42" draw:text-style-name="P1" draw:layer="layout" svg:x1="14.2cm" svg:y1="6.5cm" svg:x2="15.7cm" svg:y2="6.5cm">
          <text:p/>
        </draw:line>
        <draw:line draw:style-name="gr43" draw:text-style-name="P1" draw:layer="layout" svg:x1="14.2cm" svg:y1="6.8cm" svg:x2="15.7cm" svg:y2="6.8cm">
          <text:p/>
        </draw:line>
        <draw:frame draw:style-name="gr37" draw:text-style-name="P10" draw:layer="layout" svg:width="0.45cm" svg:height="0.28cm" svg:x="14.5cm" svg:y="6.25cm">
          <draw:text-box>
            <text:p><text:span text:style-name="T9">AC+</text:span></text:p>
          </draw:text-box>
        </draw:frame>
        <draw:frame draw:style-name="gr37" draw:text-style-name="P10" draw:layer="layout" svg:width="0.45cm" svg:height="0.28cm" svg:x="14.5cm" svg:y="6.55cm">
          <draw:text-box>
            <text:p><text:span text:style-name="T9">AC-</text:span></text:p>
          </draw:text-box>
        </draw:frame>
        <draw:rect draw:style-name="gr44" draw:text-style-name="P1" draw:layer="layout" svg:width="1.2cm" svg:height="3.5cm" svg:x="13cm" svg:y="3.4cm">
          <text:p/>
        </draw:rect>
        <draw:frame draw:style-name="gr32" draw:text-style-name="P7" draw:layer="layout" svg:width="1.1cm" svg:height="0.497cm" svg:x="13.05cm" svg:y="3.82cm">
          <draw:text-box>
            <text:p><text:span text:style-name="T5">SUPPLY</text:span></text:p>
          </draw:text-box>
        </draw:frame>
        <draw:frame draw:style-name="gr32" draw:text-style-name="P14" draw:layer="layout" svg:width="0.9cm" svg:height="0.418cm" svg:x="13.2cm" svg:y="6.2cm">
          <draw:text-box>
            <text:p text:style-name="P13"><text:span text:style-name="T10">„</text:span><text:span text:style-name="T10">POWER“</text:span></text:p>
          </draw:text-box>
        </draw:frame>
        <draw:frame draw:style-name="gr32" draw:text-style-name="P14" draw:layer="layout" svg:width="0.7cm" svg:height="0.418cm" svg:x="13.4cm" svg:y="4.7cm">
          <draw:text-box>
            <text:p text:style-name="P13"><text:span text:style-name="T10">„</text:span><text:span text:style-name="T10">DCC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11-11T13:49:19.59</dc:date>
    <meta:editing-duration>P1DT7H45M21S</meta:editing-duration>
    <meta:editing-cycles>131</meta:editing-cycles>
    <meta:generator>OpenOffice/4.1.15$Win32 OpenOffice.org_project/4115m2$Build-9813</meta:generator>
    <meta:print-date>2024-10-20T09:56:13.86</meta:print-date>
    <dc:creator>Karl Hartinger</dc:creator>
    <meta:printed-by>Karl Hartinger</meta:printed-by>
    <meta:document-statistic meta:object-count="261"/>
  </office:meta>
</office:document-meta>
</file>